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dom:load" xlink:href="vnd.sun.star.script:Standard.Module1.Main?language=Basic&amp;location=application" xlink:type="simple"/>
    </office:event-listeners>
  </office:scripts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13:47:26.074924172</meta:creation-date>
    <dc:date>2023-03-05T14:23:01.650991147</dc:date>
    <meta:editing-duration>PT35M37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4.5.1$Linux_X86_64 LibreOffice_project/40$Build-1</meta:generator>
  </office:meta>
</office:document-meta>
</file>